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C418A8CFF191D78590.png" manifest:media-type="image/png"/>
  <manifest:file-entry manifest:full-path="Pictures/100002010000026C000001720DF965E2E38EE9B4.png" manifest:media-type="image/png"/>
  <manifest:file-entry manifest:full-path="Pictures/10000201000004B0000004829D4C7CE127773040.png" manifest:media-type="image/png"/>
  <manifest:file-entry manifest:full-path="Pictures/100002010000032C000001CEFFD28836FF9B160E.png" manifest:media-type="image/png"/>
  <manifest:file-entry manifest:full-path="Pictures/1000020100000500000002D00B75203DB8FF7EEC.png" manifest:media-type="image/png"/>
  <manifest:file-entry manifest:full-path="Pictures/10000201000004000000030080A36C8DF9821B60.png" manifest:media-type="image/png"/>
  <manifest:file-entry manifest:full-path="Pictures/100000000000040000000300334D08236A13281D.png" manifest:media-type="image/png"/>
  <manifest:file-entry manifest:full-path="Pictures/100002010000027700000180288FA05E93569B4C.png" manifest:media-type="image/png"/>
  <manifest:file-entry manifest:full-path="Pictures/100000000000040E00000240FBBA52419FE3B612.png" manifest:media-type="image/png"/>
  <manifest:file-entry manifest:full-path="Pictures/10000201000002EE000001F44FF51B406E162D61.png" manifest:media-type="image/png"/>
  <manifest:file-entry manifest:full-path="Pictures/100000000000027E000001DF7726E073D8DCBC68.png" manifest:media-type="image/png"/>
  <manifest:file-entry manifest:full-path="Pictures/1000020100000258000001FD20683DC62AF3D21B.png" manifest:media-type="image/png"/>
  <manifest:file-entry manifest:full-path="Pictures/1000000000000280000002C312849540B41A2CEC.png" manifest:media-type="image/png"/>
  <manifest:file-entry manifest:full-path="Pictures/100000000000019000000146D1F6FEA3517743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6165in" draw:z-index="0"><draw:image xlink:href="Pictures/10000201000002EE000001F44FF51B406E162D61.png" xlink:type="simple" xlink:show="embed" xlink:actuate="onLoad" loext:mime-type="image/x-vclgraphic"/></draw:frame><draw:frame draw:style-name="fr2" draw:name="Image2" text:anchor-type="paragraph" svg:x="0.2291in" svg:y="4.6161in" svg:width="6.9252in" svg:height="3.8425in" draw:z-index="1"><draw:image xlink:href="Pictures/100000000000040E00000240FBBA52419FE3B61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width="6.25in" svg:height="5.302in" draw:z-index="2"><draw:image xlink:href="Pictures/1000020100000258000001FD20683DC62AF3D21B.png" xlink:type="simple" xlink:show="embed" xlink:actuate="onLoad" loext:mime-type="image/x-vclgraphic"/></draw:frame></text:p>
      <text:p text:style-name="Standard"/>
      <text:p text:style-name="Standard"><draw:frame draw:style-name="fr4" draw:name="Image4" text:anchor-type="paragraph" svg:width="5.5161in" svg:height="6.0937in" draw:z-index="3"><draw:image xlink:href="Pictures/1000000000000280000002C312849540B41A2CEC.png" xlink:type="simple" xlink:show="embed" xlink:actuate="onLoad" loext:mime-type="image/x-vclgraphic"/></draw:frame><draw:frame draw:style-name="fr2" draw:name="Image5" text:anchor-type="paragraph" svg:x="0.3165in" svg:y="4.7811in" svg:width="6.6457in" svg:height="4.9898in" draw:z-index="4"><draw:image xlink:href="Pictures/100000000000027E000001DF7726E073D8DCBC68.png" xlink:type="simple" xlink:show="embed" xlink:actuate="onLoad" loext:mime-type="image/x-vclgraphic"/></draw:frame><text:soft-page-break/></text:p>
      <text:p text:style-name="Standard"><text:soft-page-break/></text:p>
      <text:p text:style-name="Standard"/>
      <text:p text:style-name="Standard"><draw:frame draw:style-name="fr3" draw:name="Image6" text:anchor-type="paragraph" svg:width="4.1665in" svg:height="3.3957in" draw:z-index="5"><draw:image xlink:href="Pictures/100000000000019000000146D1F6FEA35177434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x="0.7866in" svg:y="0.9063in" svg:width="6.9252in" svg:height="5.1937in" draw:z-index="6"><draw:image xlink:href="Pictures/100000000000040000000300334D08236A13281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8" text:anchor-type="paragraph" svg:x="0.3807in" svg:y="0.0228in" svg:width="6.9252in" svg:height="5.1937in" draw:z-index="7"><draw:image xlink:href="Pictures/10000201000004000000030080A36C8DF9821B60.png" xlink:type="simple" xlink:show="embed" xlink:actuate="onLoad" loext:mime-type="image/x-vclgraphic"/></draw:frame></text:p>
      <text:p text:style-name="Standard"/>
      <text:p text:style-name="Standard"><text:a xlink:type="simple" xlink:href="https://slideplayer.com/slide/14971919/" text:style-name="Internet_20_link" text:visited-style-name="Visited_20_Internet_20_Link">https://slideplayer.com/slide/14971919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9" text:anchor-type="paragraph" svg:width="4.7283in" svg:height="2.6598in" draw:z-index="8"><draw:image xlink:href="Pictures/1000020100000500000002D00B75203DB8FF7EE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paragraph" svg:x="-0.2291in" svg:y="0.15in" svg:width="6.9252in" svg:height="6.6591in" draw:z-index="9"><draw:image xlink:href="Pictures/10000201000004B0000004829D4C7CE1277730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11" text:anchor-type="paragraph" svg:width="6.4583in" svg:height="3.8543in" draw:z-index="10"><draw:image xlink:href="Pictures/100002010000026C000001720DF965E2E38EE9B4.png" xlink:type="simple" xlink:show="embed" xlink:actuate="onLoad" loext:mime-type="image/x-vclgraphic"/></draw:frame><draw:frame draw:style-name="fr2" draw:name="Image12" text:anchor-type="paragraph" svg:x="0.472in" svg:y="4.3543in" svg:width="6.5728in" svg:height="4in" draw:z-index="11"><draw:image xlink:href="Pictures/100002010000027700000180288FA05E93569B4C.png" xlink:type="simple" xlink:show="embed" xlink:actuate="onLoad" loext:mime-type="image/x-vclgraphic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3" text:anchor-type="paragraph" svg:width="6.9252in" svg:height="3.9398in" draw:z-index="12"><draw:image xlink:href="Pictures/100002010000032C000001CEFFD28836FF9B160E.png" xlink:type="simple" xlink:show="embed" xlink:actuate="onLoad" loext:mime-type="image/x-vclgraphic"/></draw:frame><draw:frame draw:style-name="fr2" draw:name="Image14" text:anchor-type="paragraph" svg:x="0.2791in" svg:y="3.6252in" svg:width="6.6457in" svg:height="4.7083in" draw:z-index="13"><draw:image xlink:href="Pictures/100002010000027E000001C418A8CFF191D7859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1:37:21.700334626</meta:creation-date>
    <meta:generator>LibreOffice/6.0.7.3$Linux_X86_64 LibreOffice_project/00m0$Build-3</meta:generator>
    <dc:date>2019-10-14T05:49:59.283952726</dc:date>
    <meta:editing-duration>PT1H23M1S</meta:editing-duration>
    <meta:editing-cycles>1</meta:editing-cycles>
    <meta:document-statistic meta:table-count="0" meta:image-count="14" meta:object-count="0" meta:page-count="8" meta:paragraph-count="1" meta:word-count="1" meta:character-count="39" meta:non-whitespace-character-count="39"/>
  </office:meta>
</office:document-meta>
</file>